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42e" officeooo:paragraph-rsid="0006042e"/>
    </style:style>
    <style:style style:name="P2" style:family="paragraph" style:parent-style-name="Standard">
      <style:text-properties officeooo:rsid="0006042e" officeooo:paragraph-rsid="0006042e"/>
    </style:style>
    <style:style style:name="P3" style:family="paragraph" style:parent-style-name="Standard">
      <style:text-properties fo:font-weight="bold" officeooo:rsid="0007cd58" officeooo:paragraph-rsid="0007cd58" style:font-weight-asian="bold" style:font-weight-complex="bold"/>
    </style:style>
    <style:style style:name="P4" style:family="paragraph" style:parent-style-name="Standard">
      <style:text-properties fo:font-weight="bold" officeooo:rsid="00094d0d" officeooo:paragraph-rsid="00094d0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217b7f" officeooo:paragraph-rsid="0007cd5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6042e" officeooo:paragraph-rsid="0006042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1d143b" officeooo:paragraph-rsid="0007cd5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1da7c7" officeooo:paragraph-rsid="0007cd5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94d0d" officeooo:paragraph-rsid="00094d0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normal" officeooo:rsid="00094d0d" officeooo:paragraph-rsid="00094d0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RMINAL 1</text:p>
      <text:p text:style-name="P10">ros2 run turtlesim turtlesim_node</text:p>
      <text:p text:style-name="P3"/>
      <text:p text:style-name="P3"/>
      <text:p text:style-name="P3">TERMINAL 2</text:p>
      <text:p text:style-name="P1">cd ros2_ws_turtle</text:p>
      <text:p text:style-name="P1"/>
      <text:p text:style-name="P5">rosdep install -i --from-path src --rosdistro humble -y</text:p>
      <text:p text:style-name="P6"/>
      <text:p text:style-name="P7">colcon build</text:p>
      <text:p text:style-name="P7"/>
      <text:p text:style-name="P8">source install/local_setup.bash</text:p>
      <text:p text:style-name="P8"/>
      <text:p text:style-name="P9">ros2 run turtle_control turtle_contro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23:46:19.031458015</meta:creation-date>
    <dc:date>2026-01-02T23:59:33.649186389</dc:date>
    <meta:editing-duration>PT3M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8" meta:character-count="206" meta:non-whitespace-character-count="188"/>
  </office:meta>
</office:document-meta>
</file>